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fo:font-size="12pt" style:font-size-asian="12pt" style:font-size-complex="12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30.7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44R_mcid10"/><text:span text:style-name="T1">Informática</text:span><text:bookmark text:name="page44R_mcid11"/><text:line-break/><text:span text:style-name="T1">Origem:</text:span><text:bookmark text:name="page44R_mcid12"/> <text:span text:style-name="T1">Wikipédia,</text:span><text:bookmark text:name="page44R_mcid13"/> <text:span text:style-name="T1">a</text:span><text:bookmark text:name="page44R_mcid14"/> <text:span text:style-name="T1">enciclopédia</text:span><text:bookmark text:name="page44R_mcid15"/> <text:span text:style-name="T1">livre.</text:span><text:bookmark text:name="page44R_mcid16"/><text:line-break/><text:a xlink:type="simple" xlink:href="https://spo.ifsp.edu.br/" text:style-name="Internet_20_link" text:visited-style-name="Visited_20_Internet_20_Link"><text:span text:style-name="T1">Informática</text:span></text:a><text:bookmark text:name="page44R_mcid17"/> <text:span text:style-name="T1">é</text:span><text:bookmark text:name="page44R_mcid18"/> <text:span text:style-name="T1">um termo usado para</text:span><text:bookmark text:name="page44R_mcid19"/> <text:span text:style-name="T1">descrever</text:span><text:bookmark text:name="page44R_mcid20"/> <text:span text:style-name="T1">o</text:span><text:bookmark text:name="page44R_mcid21"/> <text:span text:style-name="T1">conjunto</text:span><text:bookmark text:name="page44R_mcid22"/> <text:span text:style-name="T1">das</text:span><text:bookmark text:name="page44R_mcid23"/><text:a xlink:type="simple" xlink:href="https://spo.ifsp.edu.br/" text:style-name="Internet_20_link" text:visited-style-name="Visited_20_Internet_20_Link"> <text:span text:style-name="T1">ciências </text:span></text:a><text:span text:style-name="T1">relacionadas</text:span><text:bookmark text:name="page44R_mcid24"/><text:line-break/><text:span text:style-name="T1">ao armazenamento, transmissão</text:span><text:bookmark text:name="page44R_mcid25"/> <text:span text:style-name="T1">e</text:span><text:bookmark text:name="page44R_mcid26"/> <text:span text:style-name="T1">processamento</text:span><text:bookmark text:name="page44R_mcid27"/> <text:span text:style-name="T1">de</text:span><text:bookmark text:name="page44R_mcid28"/> <text:span text:style-name="T1">informações</text:span><text:bookmark text:name="page44R_mcid29"/> <text:span text:style-name="T1">em meios</text:span><text:bookmark text:name="page44R_mcid30"/><text:line-break/><text:a xlink:type="simple" xlink:href="https://spo.ifsp.edu.br/" text:style-name="Internet_20_link" text:visited-style-name="Visited_20_Internet_20_Link"><text:span text:style-name="T1">digitais</text:span></text:a><text:span text:style-name="T1">,</text:span><text:bookmark text:name="page44R_mcid31"/> <text:span text:style-name="T1">estando</text:span><text:bookmark text:name="page44R_mcid32"/> <text:span text:style-name="T1">incluídas neste grupo:</text:span><text:bookmark text:name="page44R_mcid33"/> <text:span text:style-name="T1">a</text:span><text:bookmark text:name="page44R_mcid34"/> <text:a xlink:type="simple" xlink:href="https://spo.ifsp.edu.br/" text:style-name="Internet_20_link" text:visited-style-name="Visited_20_Internet_20_Link"><text:span text:style-name="T1">ciência</text:span><text:bookmark text:name="page44R_mcid35"/> <text:span text:style-name="T1">da</text:span><text:bookmark text:name="page44R_mcid36"/> <text:span text:style-name="T1">computação</text:span></text:a><text:span text:style-name="T1">,</text:span><text:bookmark text:name="page44R_mcid37"/> <text:span text:style-name="T1">a</text:span><text:bookmark text:name="page44R_mcid38"/> <text:a xlink:type="simple" xlink:href="https://spo.ifsp.edu.br/" text:style-name="Internet_20_link" text:visited-style-name="Visited_20_Internet_20_Link"><text:span text:style-name="T1">teoria da</text:span><text:bookmark text:name="page44R_mcid39"/><text:line-break/><text:span text:style-name="T1">informação</text:span></text:a><text:span text:style-name="T1">,</text:span><text:bookmark text:name="page44R_mcid40"/> <text:span text:style-name="T1">o</text:span><text:bookmark text:name="page44R_mcid41"/> <text:a xlink:type="simple" xlink:href="https://spo.ifsp.edu.br/" text:style-name="Internet_20_link" text:visited-style-name="Visited_20_Internet_20_Link"><text:span text:style-name="T1">processo de</text:span><text:bookmark text:name="page44R_mcid42"/> <text:span text:style-name="T1">cálculo</text:span></text:a><text:span text:style-name="T1">,</text:span><text:bookmark text:name="page44R_mcid43"/> <text:span text:style-name="T1">a</text:span><text:bookmark text:name="page44R_mcid44"/> <text:span text:style-name="T1">análise</text:span><text:bookmark text:name="page44R_mcid45"/> <text:span text:style-name="T1">numérica</text:span><text:bookmark text:name="page44R_mcid46"/> <text:span text:style-name="T1">e</text:span><text:bookmark text:name="page44R_mcid47"/> <text:span text:style-name="T1">os</text:span><text:bookmark text:name="page44R_mcid48"/> <text:span text:style-name="T1">métodos teóricos</text:span><text:bookmark text:name="page44R_mcid49"/> <text:span text:style-name="T1">da</text:span><text:bookmark text:name="page44R_mcid50"/><text:line-break/><text:span text:style-name="T1">representação</text:span><text:bookmark text:name="page44R_mcid51"/> <text:span text:style-name="T1">dos</text:span><text:bookmark text:name="page44R_mcid52"/> <text:span text:style-name="T1">conhecimentos</text:span><text:bookmark text:name="page44R_mcid53"/> <text:span text:style-name="T1">e da</text:span><text:bookmark text:name="page44R_mcid54"/> <text:span text:style-name="T1">modelagem</text:span><text:bookmark text:name="page44R_mcid55"/> <text:span text:style-name="T1">dos</text:span><text:bookmark text:name="page44R_mcid56"/> <text:span text:style-name="T1">problemas. Mas também</text:span><text:bookmark text:name="page44R_mcid57"/><text:line-break/><text:span text:style-name="T1">pode ser entendida como ciência que estuda</text:span><text:bookmark text:name="page44R_mcid58"/> <text:span text:style-name="T1">o</text:span><text:bookmark text:name="page44R_mcid59"/> <text:span text:style-name="T1">conjunto</text:span><text:bookmark text:name="page44R_mcid60"/> <text:span text:style-name="T1">de</text:span><text:bookmark text:name="page44R_mcid61"/> <text:span text:style-name="T1">informações</text:span><text:bookmark text:name="page44R_mcid62"/> <text:span text:style-name="T1">e</text:span><text:bookmark text:name="page44R_mcid63"/><text:line-break/><text:span text:style-name="T1">conhecimentos</text:span><text:bookmark text:name="page44R_mcid64"/> <text:span text:style-name="T1">por</text:span><text:bookmark text:name="page44R_mcid65"/> <text:span text:style-name="T1">meios</text:span><text:bookmark text:name="page44R_mcid66"/> <text:span text:style-name="T1">digitais.</text:span><text:bookmark text:name="page44R_mcid67"/><text:line-break/><text:span text:style-name="T1">O</text:span><text:bookmark text:name="page44R_mcid68"/> <text:span text:style-name="T1">termo informática,</text:span><text:bookmark text:name="page44R_mcid69"/> <text:span text:style-name="T1">é</text:span><text:bookmark text:name="page44R_mcid70"/> <text:span text:style-name="T1">tratado</text:span><text:bookmark text:name="page44R_mcid71"/> <text:span text:style-name="T1">em </text:span><text:a xlink:type="simple" xlink:href="https://spo.ifsp.edu.br/" text:style-name="Internet_20_link" text:visited-style-name="Visited_20_Internet_20_Link"><text:span text:style-name="T1">Portugal</text:span></text:a><text:span text:style-name="T1"> como </text:span><text:a xlink:type="simple" xlink:href="https://spo.ifsp.edu.br/" text:style-name="Internet_20_link" text:visited-style-name="Visited_20_Internet_20_Link"><text:span text:style-name="T1">sinônimo</text:span></text:a><text:bookmark text:name="page44R_mcid72"/> <text:span text:style-name="T1">da</text:span><text:bookmark text:name="page44R_mcid73"/> <text:span text:style-name="T1">ciência</text:span><text:bookmark text:name="page44R_mcid74"/> <text:span text:style-name="T1">da</text:span><text:bookmark text:name="page44R_mcid75"/><text:line-break/><text:span text:style-name="T1">computação,</text:span><text:bookmark text:name="page44R_mcid76"/> <text:span text:style-name="T1">e no</text:span><text:bookmark text:name="page44R_mcid77"/> <text:a xlink:type="simple" xlink:href="https://spo.ifsp.edu.br/" text:style-name="Internet_20_link" text:visited-style-name="Visited_20_Internet_20_Link"><text:span text:style-name="T1">Brasil</text:span></text:a><text:bookmark text:name="page44R_mcid78"/> <text:span text:style-name="T1">é</text:span><text:bookmark text:name="page44R_mcid79"/> <text:span text:style-name="T1">habitualmente usado para rever especificamente</text:span><text:bookmark text:name="page44R_mcid80"/> <text:span text:style-name="T1">o</text:span><text:bookmark text:name="page44R_mcid81"/><text:line-break/><text:span text:style-name="T1">processo de</text:span><text:bookmark text:name="page44R_mcid82"/> <text:span text:style-name="T1">tratamento</text:span><text:bookmark text:name="page44R_mcid83"/> <text:span text:style-name="T1">da</text:span><text:bookmark text:name="page44R_mcid84"/> <text:span text:style-name="T1">informação por meio</text:span><text:bookmark text:name="page44R_mcid85"/> <text:span text:style-name="T1">de</text:span><text:bookmark text:name="page44R_mcid86"/> <text:a xlink:type="simple" xlink:href="https://spo.ifsp.edu.br/" text:style-name="Internet_20_link" text:visited-style-name="Visited_20_Internet_20_Link"><text:span text:style-name="T1">máquinas</text:span></text:a><text:span text:style-name="T1"> eletrônicas definidas</text:span><text:bookmark text:name="page44R_mcid87"/><text:line-break/><text:span text:style-name="T1">como </text:span><text:a xlink:type="simple" xlink:href="https://spo.ifsp.edu.br/" text:style-name="Internet_20_link" text:visited-style-name="Visited_20_Internet_20_Link"><text:span text:style-name="T1">computadores</text:span></text:a><text:span text:style-name="T1">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9:13:37.002519178</meta:creation-date>
    <dc:date>2023-04-19T09:31:49.901798096</dc:date>
    <meta:editing-duration>PT18M14S</meta:editing-duration>
    <meta:editing-cycles>1</meta:editing-cycles>
    <meta:document-statistic meta:table-count="0" meta:image-count="0" meta:object-count="0" meta:page-count="1" meta:paragraph-count="1" meta:word-count="114" meta:character-count="783" meta:non-whitespace-character-count="670"/>
    <meta:generator>LibreOffice/7.4.5.1$Linux_X86_64 LibreOffice_project/40$Build-1</meta:generator>
  </office:meta>
</office:document-meta>
</file>